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ro4" style:family="table-row">
      <style:table-row-properties style:row-height="9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ourier New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fo:color="#2e3436" style:font-name="Cantarell" fo:font-size="6.40000009536743pt" fo:language="none" fo:country="none" style:font-name-asian="Cantarell" style:font-size-asian="6.40000009536743pt" style:language-asian="none" style:country-asian="none" style:font-name-complex="Cantarell" style:font-size-complex="6.40000009536743pt" style:language-complex="none" style:country-complex="none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name="Courier New"/>
    </style:style>
    <style:style style:name="T2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name="Calibri"/>
    </style:style>
  </office:automatic-styles>
  <office:body>
    <office:spreadsheet>
      <table:calculation-settings table:automatic-find-labels="false" table:use-regular-expressions="false"/>
      <table:table table:name="Cap livro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number-columns-repeated="7" table:style-name="ce1" office:value-type="string" calcext:value-type="string">
            <text:p>Autor</text:p>
          </table:table-cell>
          <table:table-cell table:style-name="ce1" office:value-type="string" calcext:value-type="string">
            <text:p>Editora</text:p>
          </table:table-cell>
          <table:table-cell table:style-name="ce1" office:value-type="string" calcext:value-type="string">
            <text:p>Ano</text:p>
          </table:table-cell>
        </table:table-row>
        <table:table-row table:style-name="ro1">
          <table:table-cell office:value-type="string" calcext:value-type="string">
            <text:p>ZAUITH, Gabriela <text:s/></text:p>
          </table:table-cell>
          <table:table-cell office:value-type="string" calcext:value-type="string">
            <text:p>OGATA, Márcia Niituma Niitum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ALMEIDA, Luís Fernando Magnanini de <text:s/></text:p>
          </table:table-cell>
          <table:table-cell office:value-type="string" calcext:value-type="string">
            <text:p>ALMEIDA, Mateus Jonsson de</text:p>
          </table:table-cell>
          <table:table-cell office:value-type="string" calcext:value-type="string">
            <text:p>SILVA, Sergio Luis da</text:p>
          </table:table-cell>
          <table:table-cell table:number-columns-repeated="4"/>
          <table:table-cell office:value-type="string" calcext:value-type="string">
            <text:p>Elsevie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ANTONIO, Alexei David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ARACAT, Alyssa Cecilia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ARBOSA, Henrianne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ARBOSA, Henrianne 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Hucitec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LLO, Suzelei Faria </text:p>
          </table:table-cell>
          <table:table-cell office:value-type="string" calcext:value-type="string">
            <text:p>MACHADO, Andréa Carl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Cultura Acadêmic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LLO, Suzelei Faria</text:p>
          </table:table-cell>
          <table:table-cell office:value-type="string" calcext:value-type="string">
            <text:p>PIZZANI, Luciana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CHADO, Andréa Carla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ERBEL, Danilo Brancalhão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Hucitec Editor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BERNARDINO, Mayara Cristina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BOCCATO, Vera Regina Casari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MARGO, Gerson Marcelo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CARDOSO, Martha Regina Bortolato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CARLOS, Kamilla Vinha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FERRARI JUNIOR, Robert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CARVALHO NETO, Gil Ramos de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ERRAZ, Maria Cristina Comunian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RSATTO, Cássia Aparecid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COSTA, Luzia Sigoli Fernandes</text:p>
          </table:table-cell>
          <table:table-cell office:value-type="string" calcext:value-type="string">
            <text:p>TOGNON, Marcos</text:p>
          </table:table-cell>
          <table:table-cell office:value-type="string" calcext:value-type="string">
            <text:p>PELLICCIOTTA, Mirza Maria Baffi</text:p>
          </table:table-cell>
          <table:table-cell office:value-type="string" calcext:value-type="string">
            <text:p>SIMSON, Olga de Moraes</text:p>
          </table:table-cell>
          <table:table-cell office:value-type="string" calcext:value-type="string">
            <text:p>SCARPELINE, Rosaelena</text:p>
          </table:table-cell>
          <table:table-cell office:value-type="string" calcext:value-type="string">
            <text:p>THOMAZ, Rosângela Custódio Cortez</text:p>
          </table:table-cell>
          <table:table-cell/>
          <table:table-cell office:value-type="string" calcext:value-type="string">
            <text:p>UFM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EGOLIN, José Angelo Rodrigues</text:p>
          </table:table-cell>
          <table:table-cell table:number-columns-repeated="4"/>
          <table:table-cell office:value-type="string" calcext:value-type="string">
            <text:p>FAPESP</text:p>
          </table:table-cell>
          <table:table-cell office:value-type="float" office:value="2011" calcext:value-type="float">
            <text:p>2011</text:p>
          </table:table-cell>
        </table:table-row>
        <table:table-row table:style-name="ro2">
          <table:table-cell table:style-name="ce3" office:value-type="string" calcext:value-type="string">
            <text:p>FERRAZ, Maria Cristina Comunian </text:p>
          </table:table-cell>
          <table:table-cell office:value-type="string" calcext:value-type="string">
            <text:p>CARON, Monica Filomena</text:p>
          </table:table-cell>
          <table:table-cell office:value-type="string" calcext:value-type="string">
            <text:p>BRACCIALI, Marcia Regina Pires</text:p>
          </table:table-cell>
          <table:table-cell office:value-type="string" calcext:value-type="string">
            <text:p>FERNANDES, Hylio Laganá</text:p>
          </table:table-cell>
          <table:table-cell table:number-columns-repeated="3"/>
          <table:table-cell office:value-type="string" calcext:value-type="string">
            <text:p>E-paper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IORONI, Joyce</text:p>
          </table:table-cell>
          <table:table-cell table:style-name="ce5" office:value-type="string" calcext:value-type="string">
            <text:p>QUONIAM, Luc</text:p>
          </table:table-cell>
          <table:table-cell office:value-type="string" calcext:value-type="string">
            <text:p>AMARAL, Roniberto Morato d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ÇA, Andressa de Almei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A, Andressa de Almeida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ARBOSA, Henrianne</text:p>
          </table:table-cell>
          <table:table-cell table:number-columns-repeated="3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FRANCA, Andressa de Almeida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Izabel da Mota</text:p>
          </table:table-cell>
          <table:table-cell office:value-type="string" calcext:value-type="string">
            <text:p>FURNIVAL, Ariadne Chloë Mary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Ramon Adrian Salinas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FRANCO, Ramon Adrian Salinas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REITAS, Jefferson Roberto d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ZAMPROGNO, Cristiano Formos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FURNIVAL, Ariadne Chloë Mary </text:p>
          </table:table-cell>
          <table:table-cell office:value-type="string" calcext:value-type="string">
            <text:p>HUBBARD, Bill</text:p>
          </table:table-cell>
          <table:table-cell table:number-columns-repeated="5"/>
          <table:table-cell office:value-type="string" calcext:value-type="string">
            <text:p>Universidade Federal do ABC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FURNIVAL, Ariadne Chloë Mary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OMES, Geovani Ferreira 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office:value-type="string" calcext:value-type="string">
            <text:p>LEANDRO, Gabriela</text:p>
          </table:table-cell>
          <table:table-cell table:number-columns-repeated="5"/>
          <table:table-cell office:value-type="string" calcext:value-type="string">
            <text:p>Junqueira e Marin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IBICT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Compacta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AMARAL, Roniberto Morato do</text:p>
          </table:table-cell>
          <table:table-cell office:value-type="string" calcext:value-type="string">
            <text:p>LEIVA, Daniel Rodrig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GUIMARÃES, Vera Aparecida Lui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Universidade Federal do AB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GUIMARÃES, Vera Aparecida Lui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RCELO, Julia Fernandes</text:p>
          </table:table-cell>
          <table:table-cell office:value-type="string" calcext:value-type="string">
            <text:p>BELLO, Suzelei Faria</text:p>
          </table:table-cell>
          <table:table-cell table:number-columns-repeated="2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ARCE, Alessandra</text:p>
          </table:table-cell>
          <table:table-cell office:value-type="string" calcext:value-type="string">
            <text:p>CHIARI, Camila</text:p>
          </table:table-cell>
          <table:table-cell office:value-type="string" calcext:value-type="string">
            <text:p>MENOCHELLI, Marcela</text:p>
          </table:table-cell>
          <table:table-cell table:number-columns-repeated="2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HAYASHI, Carlos Roberto Massao</text:p>
          </table:table-cell>
          <table:table-cell office:value-type="string" calcext:value-type="string">
            <text:p>FERREIRA JR, Amarílio</text:p>
          </table:table-cell>
          <table:table-cell office:value-type="string" calcext:value-type="string">
            <text:p>COELHO, Márcio</text:p>
          </table:table-cell>
          <table:table-cell table:number-columns-repeated="3"/>
          <table:table-cell office:value-type="string" calcext:value-type="string">
            <text:p>Editora Aline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HAYASHI, Maria Cristina Piumbato Innocentini </text:p>
          </table:table-cell>
          <table:table-cell office:value-type="string" calcext:value-type="string">
            <text:p>RIGOLIN, Camila Carneiro Dias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Carlos Roberto Massao</text:p>
          </table:table-cell>
          <table:table-cell table:number-columns-repeated="3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Universitá de Alcalá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AYASHI, Maria Cristina Piumbato Innocentini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HOFFMANN, Wanda Aparecida Machado</text:p>
          </table:table-cell>
          <table:table-cell table:number-columns-repeated="6"/>
          <table:table-cell office:value-type="string" calcext:value-type="string">
            <text:p>Oficina Universitária</text:p>
          </table:table-cell>
          <table:table-cell office:value-type="float" office:value="2015" calcext:value-type="float">
            <text:p>2015</text:p>
          </table:table-cell>
        </table:table-row>
        <table:table-row table:style-name="ro3">
          <table:table-cell table:style-name="ce4" office:value-type="string" calcext:value-type="string">
            <text:p><text:span text:style-name="T1">LEITE, </text:span><text:span text:style-name="T2">Ana Cláudia de Oliveira</text:span></text:p>
          </table:table-cell>
          <table:table-cell office:value-type="string" calcext:value-type="string">
            <text:p>FERRAZ, Maria Cristina Comunian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LICHTI, Paulo Aneas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LIMA, Mayara Fernanda Oliveira</text:p>
          </table:table-cell>
          <table:table-cell office:value-type="string" calcext:value-type="string">
            <text:p>ZAFALON, Zaira Regina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MARCELO, Julia Fernandes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ARTINELLI, Marcos Alberto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GREGOLIN, José Angelo Rodrigues</text:p>
          </table:table-cell>
          <table:table-cell office:value-type="string" calcext:value-type="string">
            <text:p>PERES, Lucas Salomão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Maria Fernanda de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OLIVEIRA, Saulo Campos</text:p>
          </table:table-cell>
          <table:table-cell office:value-type="string" calcext:value-type="string">
            <text:p>FARIA, Leandro Innocentini Lopes de</text:p>
          </table:table-cell>
          <table:table-cell office:value-type="string" calcext:value-type="string">
            <text:p>COSTA, Elaine Hipólito dos Santos</text:p>
          </table:table-cell>
          <table:table-cell office:value-type="string" calcext:value-type="string">
            <text:p>DAGNINO, Renato Peixoto</text:p>
          </table:table-cell>
          <table:table-cell table:number-columns-repeated="3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PEREIRA, Maria Aparecid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FERREIRA JR, Amaríli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EIRA, Maria Aparecid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FERREIRA JR, Amarílio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ERES, Lucas Salomão</text:p>
          </table:table-cell>
          <table:table-cell office:value-type="string" calcext:value-type="string">
            <text:p>SILVA, Tatiane Malvestio</text:p>
          </table:table-cell>
          <table:table-cell office:value-type="string" calcext:value-type="string">
            <text:p>MILANEZ, Douglas Henrique</text:p>
          </table:table-cell>
          <table:table-cell office:value-type="string" calcext:value-type="string">
            <text:p>FARIA, Leandro Innocentini Lopes de</text:p>
          </table:table-cell>
          <table:table-cell table:number-columns-repeated="3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PIZZANI, Luciana 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MARTINEZ, Claudia Maria Simões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office:value-type="string" calcext:value-type="string">
            <text:p>HAYASHI, Maria Cristina Piumbato Innocentini</text:p>
          </table:table-cell>
          <table:table-cell office:value-type="string" calcext:value-type="string">
            <text:p>BARBOSA, Henrianne</text:p>
          </table:table-cell>
          <table:table-cell table:number-columns-repeated="4"/>
          <table:table-cell office:value-type="string" calcext:value-type="string">
            <text:p>Editora Alinea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IGOLIN, Camila Carneiro Dias</text:p>
          </table:table-cell>
          <table:table-cell table:number-columns-repeated="6"/>
          <table:table-cell office:value-type="string" calcext:value-type="string">
            <text:p>Universidade Federal do ABC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CHA, Ednéia Silva Santos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ROCHA, Micherlângela Barroso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ACARDO, Michele Silv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ALDANHA, Gustavo Silva</text:p>
          </table:table-cell>
          <table:table-cell office:value-type="string" calcext:value-type="string">
            <text:p>GRACIOSO, Luciana de Souza</text:p>
          </table:table-cell>
          <table:table-cell table:number-columns-repeated="5"/>
          <table:table-cell office:value-type="string" calcext:value-type="string">
            <text:p>UNAM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NTOS NETO, Martins Fideles do</text:p>
          </table:table-cell>
          <table:table-cell table:style-name="ce6" office:value-type="string" calcext:value-type="string">
            <text:p>DAL' EVEDOVE, Paula Regina </text:p>
          </table:table-cell>
          <table:table-cell table:number-columns-repeated="5"/>
          <table:table-cell office:value-type="string" calcext:value-type="string">
            <text:p>Colegio de Traductores Públicos de la Ciudad de Buenos Ai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ANTOS, Cíntia Almeida da Silva 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4" calcext:value-type="float">
            <text:p>2014</text:p>
          </table:table-cell>
        </table:table-row>
        <table:table-row table:style-name="ro2">
          <table:table-cell table:style-name="ce3" office:value-type="string" calcext:value-type="string">
            <text:p>SANTOS, Elis Regina Alves dos</text:p>
          </table:table-cell>
          <table:table-cell office:value-type="string" calcext:value-type="string">
            <text:p>SOUSA, Cidoval Morais de</text:p>
          </table:table-cell>
          <table:table-cell office:value-type="string" calcext:value-type="string">
            <text:p>FERRAZ, Maria Cristina Comunian</text:p>
          </table:table-cell>
          <table:table-cell table:number-columns-repeated="4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CHIAVI, Marcela Taiane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ILVA, Antônio Carlos Lopes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EDUFSCar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Márcia Regina da 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ILVA, Márcia Reg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E-paper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ILVA, Rosemary Cristina da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office:value-type="string" calcext:value-type="string">
            <text:p>SOUSA, Cidoval Morais de</text:p>
          </table:table-cell>
          <table:table-cell table:style-name="ce6" office:value-type="string" calcext:value-type="string">
            <text:p>BERBEL, Danilo Brancalhão</text:p>
          </table:table-cell>
          <table:table-cell office:value-type="string" calcext:value-type="string">
            <text:p>ROTHBERG, Danilo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3"/>
          <table:table-cell office:value-type="string" calcext:value-type="string">
            <text:p>EDUEPB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office:value-type="string" calcext:value-type="string">
            <text:p>SOUSA, Raquel Juliana Prado Leite de </text:p>
          </table:table-cell>
          <table:table-cell office:value-type="string" calcext:value-type="string">
            <text:p>ZAFALON, Zaira Regina</text:p>
          </table:table-cell>
          <table:table-cell table:number-columns-repeated="5"/>
          <table:table-cell office:value-type="string" calcext:value-type="string">
            <text:p>Cultura Acadêmica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OUSA, Raquel Juliana Prado Leite de</text:p>
          </table:table-cell>
          <table:table-cell office:value-type="string" calcext:value-type="string">
            <text:p>HAYASHI, Carlos Roberto Massa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SOUZA, Claudia Daniele de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SPIANDORELLO, Fabíola de Moraes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ZAFALON, Zaira Regina</text:p>
          </table:table-cell>
          <table:table-cell table:number-columns-repeated="6"/>
          <table:table-cell office:value-type="string" calcext:value-type="string">
            <text:p>Editora Alinea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Default" office:value-type="string" calcext:value-type="string">
            <text:p>YANAI, Angela Emi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OLIVEIRA, Claudia de Moraes Barros de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PERES, Lucas Salomao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RAMOS, Renan Carvalho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PUERTA, Adriana Aparecida </text:p>
          </table:table-cell>
          <table:table-cell office:value-type="string" calcext:value-type="string">
            <text:p>FARIA, Leandro Innocentini Lopes de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ZAFALON, Zaira Regina</text:p>
          </table:table-cell>
          <table:table-cell office:value-type="string" calcext:value-type="string">
            <text:p>LOZANO, Marisa Cubas</text:p>
          </table:table-cell>
          <table:table-cell table:number-columns-repeated="5"/>
          <table:table-cell office:value-type="string" calcext:value-type="string">
            <text:p>ECI/UFMG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IGANTE, Luciara Cid </text:p>
          </table:table-cell>
          <table:table-cell office:value-type="string" calcext:value-type="string">
            <text:p>FERRAZ, Maria Cristina Comunian</text:p>
          </table:table-cell>
          <table:table-cell office:value-type="string" calcext:value-type="string">
            <text:p>RIGOLIN, Camila Carneiro Dias</text:p>
          </table:table-cell>
          <table:table-cell table:number-columns-repeated="4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DURAN, Maria Raquel Cruz </text:p>
          </table:table-cell>
          <table:table-cell office:value-type="string" calcext:value-type="string">
            <text:p>RIGOLIN, Camila Carneiro Dias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table:number-columns-repeated="6"/>
          <table:table-cell office:value-type="string" calcext:value-type="string">
            <text:p>Junqueira e Mari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RACIOSO, Luciana de Souza</text:p>
          </table:table-cell>
          <table:table-cell office:value-type="string" calcext:value-type="string">
            <text:p>ALVES, Ariovaldo</text:p>
          </table:table-cell>
          <table:table-cell office:value-type="string" calcext:value-type="string">
            <text:p>FERREIRA, Carlos Eduardo Barbosa</text:p>
          </table:table-cell>
          <table:table-cell office:value-type="string" calcext:value-type="string">
            <text:p>NASCIMENTO, Débora</text:p>
          </table:table-cell>
          <table:table-cell office:value-type="string" calcext:value-type="string">
            <text:p>ANGELON, Elisabete Maria</text:p>
          </table:table-cell>
          <table:table-cell office:value-type="string" calcext:value-type="string">
            <text:p>SANTOS, Suelen Silvatti dos</text:p>
          </table:table-cell>
          <table:table-cell office:value-type="string" calcext:value-type="string">
            <text:p>CASTRO, Tainara Kiri de</text:p>
          </table:table-cell>
          <table:table-cell office:value-type="string" calcext:value-type="string">
            <text:p>Junqueira e Marin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SEVERO, Cristine Gorski <text:s/></text:p>
          </table:table-cell>
          <table:table-cell office:value-type="string" calcext:value-type="string">
            <text:p>SOUZA, Ligia Maria Silva e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COSTA, Luzia Sigoli Fernandes</text:p>
          </table:table-cell>
          <table:table-cell office:value-type="string" calcext:value-type="string">
            <text:p>CURILLA, Rosemeire Aparecida Trebi</text:p>
          </table:table-cell>
          <table:table-cell table:number-columns-repeated="2"/>
          <table:table-cell office:value-type="string" calcext:value-type="string">
            <text:p>Compacta Gráfica e Editora</text:p>
          </table:table-cell>
          <table:table-cell office:value-type="float" office:value="2016" calcext:value-type="float">
            <text:p>2016</text:p>
          </table:table-cell>
        </table:table-row>
        <table:table-row table:style-name="ro4">
          <table:table-cell table:style-name="Default" office:value-type="string" calcext:value-type="string">
            <text:p>SILVEIRA, Letícia Reis da </text:p>
          </table:table-cell>
          <table:table-cell office:value-type="string" calcext:value-type="string">
            <text:p>GRACIOSO, Luciana de Souza</text:p>
          </table:table-cell>
          <table:table-cell office:value-type="string" calcext:value-type="string">
            <text:p>SIMOES, Maria da Graça Melo</text:p>
          </table:table-cell>
          <table:table-cell table:number-columns-repeated="4"/>
          <table:table-cell table:style-name="ce7" office:value-type="string" calcext:value-type="string">
            <text:p>Rowman &amp; Littlefield Publishers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Default" office:value-type="string" calcext:value-type="string">
            <text:p>GUIMARÃES, Vera Aparecida Lui</text:p>
          </table:table-cell>
          <table:table-cell office:value-type="string" calcext:value-type="string">
            <text:p>HAYASHI, Maria Cristina Piumbato Innocentini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RIBEIRO, José Augusto Pereir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TEDESCHI, Samara Pereira</text:p>
          </table:table-cell>
          <table:table-cell office:value-type="string" calcext:value-type="string">
            <text:p>HOFFMANN, Wanda Aparecida Machado</text:p>
          </table:table-cell>
          <table:table-cell table:number-columns-repeated="5"/>
          <table:table-cell office:value-type="string" calcext:value-type="string">
            <text:p>Pedro e João Editore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Default" office:value-type="string" calcext:value-type="string">
            <text:p>STANGE, Simone Morae</text:p>
          </table:table-cell>
          <table:table-cell office:value-type="string" calcext:value-type="string">
            <text:p>HOFFMANN, Wanda Aparecida Machado</text:p>
          </table:table-cell>
          <table:table-cell office:value-type="string" calcext:value-type="string">
            <text:p>MIOTELLO, Valdemir</text:p>
          </table:table-cell>
          <table:table-cell office:value-type="string" calcext:value-type="string">
            <text:p>PEDRO, Wilson José Alves</text:p>
          </table:table-cell>
          <table:table-cell office:value-type="string" calcext:value-type="string">
            <text:p>HAYASHI, Carlos Roberto Massao</text:p>
          </table:table-cell>
          <table:table-cell table:number-columns-repeated="2"/>
          <table:table-cell office:value-type="string" calcext:value-type="string">
            <text:p>Pedro e João Editores</text:p>
          </table:table-cell>
          <table:table-cell office:value-type="float" office:value="2016" calcext:value-type="float">
            <text:p>20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  <number:text>,</number:text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0:49:18.5374824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2:28:15.468970876</meta:creation-date>
    <dc:date>2018-02-18T10:49:37.487594109</dc:date>
    <meta:editing-duration>PT1M29S</meta:editing-duration>
    <meta:editing-cycles>2</meta:editing-cycles>
    <meta:generator>LibreOffice/5.1.6.2$Linux_X86_64 LibreOffice_project/10m0$Build-2</meta:generator>
    <meta:document-statistic meta:table-count="1" meta:cell-count="457" meta:object-count="0"/>
  </office:meta>
</office:document-meta>
</file>